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24pt" fo:font-weight="bold" officeooo:rsid="0012968a" officeooo:paragraph-rsid="0012968a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4pt" fo:font-weight="normal" officeooo:rsid="0012968a" officeooo:paragraph-rsid="0012968a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выполнению задания</text:p>
      <text:p text:style-name="P1"/>
      <text:p text:style-name="P2"><text:tab/>На первом этапе был произведен первичный анализ данных в помощью profile_report (результат находится в DataReport.html). Исходя из полученных данных, было принято убрать некоторые столбцы. После этого из некоторых категориальных переменных были сделаны их бинарные аналоги, а к другим категориальныим переменным было применено one-hot кодирование. Также были созданы новые признаки. После этого данные были отмасштабированы.</text:p>
      <text:p text:style-name="P2"><text:tab/>Для проведения сегментации сначало было проведено изучение оптимального количетсва класеров на основе дендограммы и правила локтя. На немасштабированных данных график в праввиле локтя получился более информативным, и в итоге данные были разделены на 13 кластеров (см. файл data_train_clustered.xlsx)</text:p>
      <text:p text:style-name="P2"><text:tab/>После этого был произведен анализ имеющихся признаков (парные красные и синие графики) для обучения, PCA и feature importance. Совсем не существенные признаки были отброшены.</text:p>
      <text:p text:style-name="P2"><text:tab/>В качестве моделей для тестирования были выбраны бустинг, случайный лес и лог. регрессия,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8:03:05.251552787</meta:creation-date>
    <dc:date>2021-07-10T18:10:28.659808687</dc:date>
    <meta:editing-duration>PT7M24S</meta:editing-duration>
    <meta:editing-cycles>1</meta:editing-cycles>
    <meta:document-statistic meta:table-count="0" meta:image-count="0" meta:object-count="0" meta:page-count="1" meta:paragraph-count="5" meta:word-count="133" meta:character-count="1018" meta:non-whitespace-character-count="885"/>
    <meta:generator>LibreOffice/6.4.7.2$Linux_X86_64 LibreOffice_project/40$Build-2</meta:generator>
  </office:meta>
</office:document-meta>
</file>